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06dab" officeooo:paragraph-rsid="00006dab"/>
    </style:style>
    <style:style style:name="P2" style:family="paragraph" style:parent-style-name="Standard">
      <style:paragraph-properties fo:text-align="justify" style:justify-single-word="false"/>
      <style:text-properties fo:language="ru" fo:country="RU" officeooo:rsid="0005ef7b" officeooo:paragraph-rsid="0005ef7b"/>
    </style:style>
    <style:style style:name="P3" style:family="paragraph" style:parent-style-name="Standard">
      <style:paragraph-properties fo:text-align="justify" style:justify-single-word="false"/>
      <style:text-properties fo:language="ru" fo:country="RU" officeooo:rsid="0005ef7b" officeooo:paragraph-rsid="000735e1"/>
    </style:style>
    <style:style style:name="P4" style:family="paragraph" style:parent-style-name="Standard">
      <style:paragraph-properties fo:text-align="justify" style:justify-single-word="false"/>
      <style:text-properties fo:language="ru" fo:country="RU" officeooo:rsid="0005ef7b" officeooo:paragraph-rsid="000dd74a"/>
    </style:style>
    <style:style style:name="P5" style:family="paragraph" style:parent-style-name="Standard">
      <style:paragraph-properties fo:text-align="justify" style:justify-single-word="false"/>
      <style:text-properties fo:language="ru" fo:country="RU" officeooo:rsid="0005ef7b" officeooo:paragraph-rsid="00119d09"/>
    </style:style>
    <style:style style:name="P6" style:family="paragraph" style:parent-style-name="Standard">
      <style:text-properties fo:language="ru" fo:country="RU" fo:font-weight="bold" officeooo:rsid="0005ef7b" officeooo:paragraph-rsid="0005ef7b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position="0% 100%" fo:language="ru" fo:country="RU" fo:font-weight="normal" officeooo:rsid="00119d09" officeooo:paragraph-rsid="00119d09" style:font-weight-asian="normal" style:font-weight-complex="normal"/>
    </style:style>
    <style:style style:name="P8" style:family="paragraph" style:parent-style-name="Standard">
      <style:text-properties fo:font-weight="bold" officeooo:rsid="00006dab" officeooo:paragraph-rsid="00006dab" style:font-weight-asian="bold" style:font-weight-complex="bold"/>
    </style:style>
    <style:style style:name="P9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006dab" officeooo:paragraph-rsid="00006dab"/>
    </style:style>
    <style:style style:name="P10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006dab" officeooo:paragraph-rsid="001b284d"/>
    </style:style>
    <style:style style:name="P11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006dab" officeooo:paragraph-rsid="001d14c5"/>
    </style:style>
    <style:style style:name="P12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006dab" officeooo:paragraph-rsid="0022eb39"/>
    </style:style>
    <style:style style:name="P13" style:family="paragraph" style:parent-style-name="Standard">
      <style:paragraph-properties fo:margin-top="0.101cm" fo:margin-bottom="0.101cm" loext:contextual-spacing="false" fo:text-align="justify" style:justify-single-word="false"/>
      <style:text-properties fo:language="ru" fo:country="RU" officeooo:rsid="0005ef7b" officeooo:paragraph-rsid="00006dab"/>
    </style:style>
    <style:style style:name="P14" style:family="paragraph" style:parent-style-name="Standard">
      <style:paragraph-properties fo:margin-top="0.101cm" fo:margin-bottom="0.101cm" loext:contextual-spacing="false" fo:text-align="justify" style:justify-single-word="false"/>
      <style:text-properties fo:language="ru" fo:country="RU" officeooo:rsid="001eefdc" officeooo:paragraph-rsid="001f33b8"/>
    </style:style>
    <style:style style:name="P15" style:family="paragraph" style:parent-style-name="Standard">
      <style:paragraph-properties fo:margin-top="0.101cm" fo:margin-bottom="0.101cm" loext:contextual-spacing="false" fo:text-align="justify" style:justify-single-word="false"/>
      <style:text-properties fo:language="ru" fo:country="RU" officeooo:rsid="001eefdc" officeooo:paragraph-rsid="0022eb39"/>
    </style:style>
    <style:style style:name="P16" style:family="paragraph" style:parent-style-name="Standard">
      <style:paragraph-properties fo:margin-top="0.101cm" fo:margin-bottom="0.101cm" loext:contextual-spacing="false" fo:text-align="justify" style:justify-single-word="false"/>
      <style:text-properties fo:language="ru" fo:country="RU" officeooo:rsid="001f2e7a" officeooo:paragraph-rsid="001f2e7a"/>
    </style:style>
    <style:style style:name="P17" style:family="paragraph" style:parent-style-name="Standard">
      <style:paragraph-properties fo:margin-top="0.101cm" fo:margin-bottom="0.101cm" loext:contextual-spacing="false" fo:text-align="justify" style:justify-single-word="false"/>
      <style:text-properties fo:language="ru" fo:country="RU" officeooo:rsid="001f2e7a" officeooo:paragraph-rsid="001f8453"/>
    </style:style>
    <style:style style:name="P18" style:family="paragraph" style:parent-style-name="Standard">
      <style:paragraph-properties fo:margin-top="0.101cm" fo:margin-bottom="0.101cm" loext:contextual-spacing="false" fo:text-align="justify" style:justify-single-word="false"/>
      <style:text-properties fo:language="ru" fo:country="RU" officeooo:rsid="00006dab" officeooo:paragraph-rsid="0021742c"/>
    </style:style>
    <style:style style:name="P19" style:family="paragraph" style:parent-style-name="Standard">
      <style:paragraph-properties fo:margin-top="0.101cm" fo:margin-bottom="0.101cm" loext:contextual-spacing="false" fo:text-align="justify" style:justify-single-word="false"/>
      <style:text-properties fo:language="ru" fo:country="RU" officeooo:rsid="00006dab" officeooo:paragraph-rsid="0022eb39"/>
    </style:style>
    <style:style style:name="P20" style:family="paragraph" style:parent-style-name="Standard">
      <style:paragraph-properties fo:margin-top="0.101cm" fo:margin-bottom="0.101cm" loext:contextual-spacing="false" fo:text-align="justify" style:justify-single-word="false"/>
      <style:text-properties fo:language="ru" fo:country="RU" officeooo:rsid="00006dab" officeooo:paragraph-rsid="00287bf6"/>
    </style:style>
    <style:style style:name="P21" style:family="paragraph" style:parent-style-name="Standard">
      <style:paragraph-properties fo:margin-top="0.101cm" fo:margin-bottom="0.101cm" loext:contextual-spacing="false" fo:text-align="justify" style:justify-single-word="false"/>
      <style:text-properties fo:language="ru" fo:country="RU" officeooo:rsid="0023d719" officeooo:paragraph-rsid="0024556c"/>
    </style:style>
    <style:style style:name="P22" style:family="paragraph" style:parent-style-name="Standard">
      <style:paragraph-properties fo:margin-top="0.101cm" fo:margin-bottom="0.101cm" loext:contextual-spacing="false" fo:text-align="justify" style:justify-single-word="false"/>
      <style:text-properties fo:language="ru" fo:country="RU" officeooo:rsid="0023d719" officeooo:paragraph-rsid="00287bf6"/>
    </style:style>
    <style:style style:name="P23" style:family="paragraph" style:parent-style-name="Standard">
      <style:paragraph-properties fo:margin-top="0.101cm" fo:margin-bottom="0.101cm" loext:contextual-spacing="false" fo:text-align="justify" style:justify-single-word="false"/>
      <style:text-properties fo:language="ru" fo:country="RU" fo:font-weight="bold" officeooo:rsid="0023d719" officeooo:paragraph-rsid="0023d719" style:font-weight-asian="bold" style:font-weight-complex="bold"/>
    </style:style>
    <style:style style:name="P24" style:family="paragraph" style:parent-style-name="Standard">
      <style:paragraph-properties fo:margin-top="0.101cm" fo:margin-bottom="0.101cm" loext:contextual-spacing="false" fo:text-align="justify" style:justify-single-word="false"/>
      <style:text-properties fo:language="ru" fo:country="RU" fo:font-weight="bold" officeooo:rsid="001383eb" officeooo:paragraph-rsid="001383eb" style:font-weight-asian="bold" style:font-weight-complex="bold"/>
    </style:style>
    <style:style style:name="P25" style:family="paragraph" style:parent-style-name="Standard">
      <style:paragraph-properties fo:margin-top="0.101cm" fo:margin-bottom="0.101cm" loext:contextual-spacing="false"/>
      <style:text-properties fo:language="ru" fo:country="RU" fo:font-weight="bold" officeooo:rsid="00006dab" officeooo:paragraph-rsid="00006dab" style:font-weight-asian="bold" style:font-weight-complex="bold"/>
    </style:style>
    <style:style style:name="P26" style:family="paragraph" style:parent-style-name="Standard">
      <style:paragraph-properties fo:margin-top="0.101cm" fo:margin-bottom="0.101cm" loext:contextual-spacing="false" fo:text-align="justify" style:justify-single-word="false"/>
      <style:text-properties fo:language="ru" fo:country="RU" fo:font-weight="bold" officeooo:rsid="001eefdc" officeooo:paragraph-rsid="001eefdc" style:font-weight-asian="bold" style:font-weight-complex="bold"/>
    </style:style>
    <style:style style:name="P27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1383eb" officeooo:paragraph-rsid="0014ce0b"/>
    </style:style>
    <style:style style:name="P28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1383eb" officeooo:paragraph-rsid="0017edd8"/>
    </style:style>
    <style:style style:name="P29" style:family="paragraph" style:parent-style-name="Standard">
      <style:paragraph-properties fo:margin-top="0.101cm" fo:margin-bottom="0.101cm" loext:contextual-spacing="false" fo:text-align="justify" style:justify-single-word="false"/>
      <style:text-properties fo:font-weight="bold" officeooo:rsid="001383eb" officeooo:paragraph-rsid="001383eb" style:font-weight-asian="bold" style:font-weight-complex="bold"/>
    </style:style>
    <style:style style:name="P30" style:family="paragraph" style:parent-style-name="Standard">
      <style:paragraph-properties fo:margin-top="0.101cm" fo:margin-bottom="0.101cm" loext:contextual-spacing="false" fo:text-align="justify" style:justify-single-word="false"/>
      <style:text-properties style:text-position="0% 100%" fo:language="ru" fo:country="RU" fo:font-weight="normal" officeooo:rsid="001dde0a" officeooo:paragraph-rsid="00287bf6" style:font-weight-asian="normal" style:font-weight-complex="normal"/>
    </style:style>
    <style:style style:name="P31" style:family="paragraph" style:parent-style-name="Standard">
      <style:paragraph-properties fo:margin-top="0.101cm" fo:margin-bottom="0.101cm" loext:contextual-spacing="false" fo:text-align="justify" style:justify-single-word="false"/>
      <style:text-properties fo:language="ru" fo:country="RU" officeooo:rsid="001383eb" officeooo:paragraph-rsid="002d1c20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b5f0"/>
    </style:style>
    <style:style style:name="T3" style:family="text">
      <style:text-properties fo:language="ru" fo:country="RU" officeooo:rsid="00025ba3"/>
    </style:style>
    <style:style style:name="T4" style:family="text">
      <style:text-properties fo:language="ru" fo:country="RU" officeooo:rsid="000334d4"/>
    </style:style>
    <style:style style:name="T5" style:family="text">
      <style:text-properties fo:language="ru" fo:country="RU" officeooo:rsid="00053011"/>
    </style:style>
    <style:style style:name="T6" style:family="text">
      <style:text-properties fo:language="ru" fo:country="RU" officeooo:rsid="0005ef7b"/>
    </style:style>
    <style:style style:name="T7" style:family="text">
      <style:text-properties fo:language="ru" fo:country="RU" officeooo:rsid="0014ce0b"/>
    </style:style>
    <style:style style:name="T8" style:family="text">
      <style:text-properties fo:language="ru" fo:country="RU" officeooo:rsid="0017edd8"/>
    </style:style>
    <style:style style:name="T9" style:family="text">
      <style:text-properties fo:language="ru" fo:country="RU" officeooo:rsid="0018d08a"/>
    </style:style>
    <style:style style:name="T10" style:family="text">
      <style:text-properties fo:language="ru" fo:country="RU" officeooo:rsid="0019b825"/>
    </style:style>
    <style:style style:name="T11" style:family="text">
      <style:text-properties fo:language="ru" fo:country="RU" officeooo:rsid="001a574b"/>
    </style:style>
    <style:style style:name="T12" style:family="text">
      <style:text-properties fo:language="ru" fo:country="RU" officeooo:rsid="001b284d"/>
    </style:style>
    <style:style style:name="T13" style:family="text">
      <style:text-properties fo:language="ru" fo:country="RU" officeooo:rsid="001d14c5"/>
    </style:style>
    <style:style style:name="T14" style:family="text">
      <style:text-properties fo:language="ru" fo:country="RU" officeooo:rsid="0022eb39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00b5f0"/>
    </style:style>
    <style:style style:name="T17" style:family="text">
      <style:text-properties fo:language="en" fo:country="US" officeooo:rsid="00025ba3"/>
    </style:style>
    <style:style style:name="T18" style:family="text">
      <style:text-properties fo:language="en" fo:country="US" officeooo:rsid="00053011"/>
    </style:style>
    <style:style style:name="T19" style:family="text">
      <style:text-properties fo:language="en" fo:country="US" officeooo:rsid="00072b8e"/>
    </style:style>
    <style:style style:name="T20" style:family="text">
      <style:text-properties fo:language="en" fo:country="US" officeooo:rsid="000735e1"/>
    </style:style>
    <style:style style:name="T21" style:family="text">
      <style:text-properties fo:language="en" fo:country="US" fo:font-weight="bold" style:font-weight-asian="bold" style:font-weight-complex="bold"/>
    </style:style>
    <style:style style:name="T22" style:family="text">
      <style:text-properties fo:language="en" fo:country="US" fo:font-weight="bold" officeooo:rsid="000735e1" style:font-weight-asian="bold" style:font-weight-complex="bold"/>
    </style:style>
    <style:style style:name="T23" style:family="text">
      <style:text-properties fo:language="en" fo:country="US" fo:font-weight="bold" officeooo:rsid="00072b8e" style:font-weight-asian="bold" style:font-weight-complex="bold"/>
    </style:style>
    <style:style style:name="T24" style:family="text">
      <style:text-properties fo:language="en" fo:country="US" fo:font-weight="bold" officeooo:rsid="0019b825" style:font-weight-asian="bold" style:font-weight-complex="bold"/>
    </style:style>
    <style:style style:name="T25" style:family="text">
      <style:text-properties fo:language="en" fo:country="US" officeooo:rsid="000a91db"/>
    </style:style>
    <style:style style:name="T26" style:family="text">
      <style:text-properties fo:language="en" fo:country="US" officeooo:rsid="0014ce0b"/>
    </style:style>
    <style:style style:name="T27" style:family="text">
      <style:text-properties fo:language="en" fo:country="US" officeooo:rsid="0017edd8"/>
    </style:style>
    <style:style style:name="T28" style:family="text">
      <style:text-properties fo:language="en" fo:country="US" officeooo:rsid="0018d08a"/>
    </style:style>
    <style:style style:name="T29" style:family="text">
      <style:text-properties fo:language="en" fo:country="US" officeooo:rsid="0019b825"/>
    </style:style>
    <style:style style:name="T30" style:family="text">
      <style:text-properties fo:language="en" fo:country="US" officeooo:rsid="001b284d"/>
    </style:style>
    <style:style style:name="T31" style:family="text">
      <style:text-properties fo:language="en" fo:country="US" officeooo:rsid="001d14c5"/>
    </style:style>
    <style:style style:name="T32" style:family="text">
      <style:text-properties fo:language="en" fo:country="US" officeooo:rsid="001ef9b3"/>
    </style:style>
    <style:style style:name="T33" style:family="text">
      <style:text-properties officeooo:rsid="000664ff"/>
    </style:style>
    <style:style style:name="T34" style:family="text">
      <style:text-properties officeooo:rsid="00072b8e"/>
    </style:style>
    <style:style style:name="T35" style:family="text">
      <style:text-properties officeooo:rsid="000735e1"/>
    </style:style>
    <style:style style:name="T36" style:family="text">
      <style:text-properties style:text-position="sub 58%" fo:language="en" fo:country="US" fo:font-weight="bold" style:font-weight-asian="bold" style:font-weight-complex="bold"/>
    </style:style>
    <style:style style:name="T37" style:family="text">
      <style:text-properties style:text-position="sub 58%" fo:language="en" fo:country="US" fo:font-weight="bold" officeooo:rsid="000735e1" style:font-weight-asian="bold" style:font-weight-complex="bold"/>
    </style:style>
    <style:style style:name="T38" style:family="text">
      <style:text-properties style:text-position="sub 58%" fo:language="en" fo:country="US" fo:font-weight="bold" officeooo:rsid="00072b8e" style:font-weight-asian="bold" style:font-weight-complex="bold"/>
    </style:style>
    <style:style style:name="T39" style:family="text">
      <style:text-properties style:text-position="sub 58%" fo:language="en" fo:country="US" fo:font-weight="bold" officeooo:rsid="0019b825" style:font-weight-asian="bold" style:font-weight-complex="bold"/>
    </style:style>
    <style:style style:name="T40" style:family="text">
      <style:text-properties style:text-position="sub 58%" fo:language="en" fo:country="US" fo:font-weight="bold" officeooo:rsid="00287bf6" style:font-weight-asian="bold" style:font-weight-complex="bold"/>
    </style:style>
    <style:style style:name="T41" style:family="text">
      <style:text-properties style:text-position="sub 58%" fo:language="ru" fo:country="RU" fo:font-weight="bold" officeooo:rsid="001d14c5" style:font-weight-asian="bold" style:font-weight-complex="bold"/>
    </style:style>
    <style:style style:name="T42" style:family="text">
      <style:text-properties style:text-position="sub 58%" fo:font-weight="bold" officeooo:rsid="001d14c5" style:font-weight-asian="bold" style:font-weight-complex="bold"/>
    </style:style>
    <style:style style:name="T43" style:family="text">
      <style:text-properties style:text-position="0% 100%"/>
    </style:style>
    <style:style style:name="T44" style:family="text">
      <style:text-properties style:text-position="0% 100%" fo:language="en" fo:country="US" fo:font-weight="bold" officeooo:rsid="00072b8e" style:font-weight-asian="bold" style:font-weight-complex="bold"/>
    </style:style>
    <style:style style:name="T45" style:family="text">
      <style:text-properties style:text-position="0% 100%" fo:language="en" fo:country="US" fo:font-weight="bold" officeooo:rsid="001f2e7a" style:font-weight-asian="bold" style:font-weight-complex="bold"/>
    </style:style>
    <style:style style:name="T46" style:family="text">
      <style:text-properties style:text-position="0% 100%" fo:language="en" fo:country="US" fo:font-weight="normal" officeooo:rsid="00072b8e" style:font-weight-asian="normal" style:font-weight-complex="normal"/>
    </style:style>
    <style:style style:name="T47" style:family="text">
      <style:text-properties style:text-position="0% 100%" fo:language="en" fo:country="US" fo:font-weight="normal" officeooo:rsid="000a91db" style:font-weight-asian="normal" style:font-weight-complex="normal"/>
    </style:style>
    <style:style style:name="T48" style:family="text">
      <style:text-properties style:text-position="0% 100%" fo:language="en" fo:country="US" fo:font-weight="normal" officeooo:rsid="000e07d0" style:font-weight-asian="normal" style:font-weight-complex="normal"/>
    </style:style>
    <style:style style:name="T49" style:family="text">
      <style:text-properties style:text-position="0% 100%" fo:language="en" fo:country="US" fo:font-weight="normal" officeooo:rsid="000f6b19" style:font-weight-asian="normal" style:font-weight-complex="normal"/>
    </style:style>
    <style:style style:name="T50" style:family="text">
      <style:text-properties style:text-position="0% 100%" fo:language="en" fo:country="US" fo:font-weight="normal" officeooo:rsid="0010affe" style:font-weight-asian="normal" style:font-weight-complex="normal"/>
    </style:style>
    <style:style style:name="T51" style:family="text">
      <style:text-properties style:text-position="0% 100%" fo:language="en" fo:country="US" fo:font-weight="normal" officeooo:rsid="001d14c5" style:font-weight-asian="normal" style:font-weight-complex="normal"/>
    </style:style>
    <style:style style:name="T52" style:family="text">
      <style:text-properties style:text-position="0% 100%" fo:language="en" fo:country="US" fo:font-weight="normal" officeooo:rsid="001dde0a" style:font-weight-asian="normal" style:font-weight-complex="normal"/>
    </style:style>
    <style:style style:name="T53" style:family="text">
      <style:text-properties style:text-position="0% 100%" fo:language="en" fo:country="US" fo:font-weight="normal" officeooo:rsid="0024556c" style:font-weight-asian="normal" style:font-weight-complex="normal"/>
    </style:style>
    <style:style style:name="T54" style:family="text">
      <style:text-properties style:text-position="0% 100%" fo:language="en" fo:country="US" fo:font-weight="normal" officeooo:rsid="0018d08a" style:font-weight-asian="normal" style:font-weight-complex="normal"/>
    </style:style>
    <style:style style:name="T55" style:family="text">
      <style:text-properties style:text-position="0% 100%" fo:language="en" fo:country="US" fo:font-weight="normal" officeooo:rsid="001f2e7a" style:font-weight-asian="normal" style:font-weight-complex="normal"/>
    </style:style>
    <style:style style:name="T56" style:family="text">
      <style:text-properties style:text-position="0% 100%" fo:language="en" fo:country="US" fo:font-weight="normal" officeooo:rsid="001b284d" style:font-weight-asian="normal" style:font-weight-complex="normal"/>
    </style:style>
    <style:style style:name="T57" style:family="text">
      <style:text-properties style:text-position="0% 100%" fo:font-weight="normal" style:font-weight-asian="normal" style:font-weight-complex="normal"/>
    </style:style>
    <style:style style:name="T58" style:family="text">
      <style:text-properties style:text-position="0% 100%" fo:font-weight="normal" officeooo:rsid="00072b8e" style:font-weight-asian="normal" style:font-weight-complex="normal"/>
    </style:style>
    <style:style style:name="T59" style:family="text">
      <style:text-properties style:text-position="0% 100%" fo:font-weight="normal" officeooo:rsid="000a91db" style:font-weight-asian="normal" style:font-weight-complex="normal"/>
    </style:style>
    <style:style style:name="T60" style:family="text">
      <style:text-properties style:text-position="0% 100%" fo:font-weight="normal" officeooo:rsid="000bdba0" style:font-weight-asian="normal" style:font-weight-complex="normal"/>
    </style:style>
    <style:style style:name="T61" style:family="text">
      <style:text-properties style:text-position="0% 100%" fo:font-weight="normal" officeooo:rsid="000dd74a" style:font-weight-asian="normal" style:font-weight-complex="normal"/>
    </style:style>
    <style:style style:name="T62" style:family="text">
      <style:text-properties style:text-position="0% 100%" fo:font-weight="normal" officeooo:rsid="000e07d0" style:font-weight-asian="normal" style:font-weight-complex="normal"/>
    </style:style>
    <style:style style:name="T63" style:family="text">
      <style:text-properties style:text-position="0% 100%" fo:font-weight="normal" officeooo:rsid="000f6b19" style:font-weight-asian="normal" style:font-weight-complex="normal"/>
    </style:style>
    <style:style style:name="T64" style:family="text">
      <style:text-properties style:text-position="0% 100%" fo:font-weight="normal" officeooo:rsid="0010affe" style:font-weight-asian="normal" style:font-weight-complex="normal"/>
    </style:style>
    <style:style style:name="T65" style:family="text">
      <style:text-properties style:text-position="0% 100%" fo:font-weight="normal" officeooo:rsid="00119d09" style:font-weight-asian="normal" style:font-weight-complex="normal"/>
    </style:style>
    <style:style style:name="T66" style:family="text">
      <style:text-properties style:text-position="0% 100%" fo:font-weight="normal" officeooo:rsid="001d14c5" style:font-weight-asian="normal" style:font-weight-complex="normal"/>
    </style:style>
    <style:style style:name="T67" style:family="text">
      <style:text-properties style:text-position="0% 100%" fo:font-weight="normal" officeooo:rsid="001dde0a" style:font-weight-asian="normal" style:font-weight-complex="normal"/>
    </style:style>
    <style:style style:name="T68" style:family="text">
      <style:text-properties style:text-position="0% 100%" fo:font-weight="normal" officeooo:rsid="0022eb39" style:font-weight-asian="normal" style:font-weight-complex="normal"/>
    </style:style>
    <style:style style:name="T69" style:family="text">
      <style:text-properties style:text-position="0% 100%" fo:font-weight="normal" officeooo:rsid="0024556c" style:font-weight-asian="normal" style:font-weight-complex="normal"/>
    </style:style>
    <style:style style:name="T70" style:family="text">
      <style:text-properties style:text-position="0% 100%" fo:font-weight="normal" officeooo:rsid="001f2e7a" style:font-weight-asian="normal" style:font-weight-complex="normal"/>
    </style:style>
    <style:style style:name="T71" style:family="text">
      <style:text-properties style:text-position="0% 100%" fo:font-weight="normal" officeooo:rsid="0018d08a" style:font-weight-asian="normal" style:font-weight-complex="normal"/>
    </style:style>
    <style:style style:name="T72" style:family="text">
      <style:text-properties style:text-position="0% 100%" fo:font-weight="normal" officeooo:rsid="0026b529" style:font-weight-asian="normal" style:font-weight-complex="normal"/>
    </style:style>
    <style:style style:name="T73" style:family="text">
      <style:text-properties style:text-position="0% 100%" fo:font-weight="normal" officeooo:rsid="00287bf6" style:font-weight-asian="normal" style:font-weight-complex="normal"/>
    </style:style>
    <style:style style:name="T74" style:family="text">
      <style:text-properties style:text-position="0% 100%" fo:font-weight="normal" officeooo:rsid="001f33b8" style:font-weight-asian="normal" style:font-weight-complex="normal"/>
    </style:style>
    <style:style style:name="T75" style:family="text">
      <style:text-properties style:text-position="0% 100%" fo:font-weight="normal" officeooo:rsid="001f8453" style:font-weight-asian="normal" style:font-weight-complex="normal"/>
    </style:style>
    <style:style style:name="T76" style:family="text">
      <style:text-properties style:text-position="0% 100%" fo:font-weight="normal" officeooo:rsid="001eefdc" style:font-weight-asian="normal" style:font-weight-complex="normal"/>
    </style:style>
    <style:style style:name="T77" style:family="text">
      <style:text-properties style:text-position="0% 100%" fo:font-weight="normal" officeooo:rsid="001b284d" style:font-weight-asian="normal" style:font-weight-complex="normal"/>
    </style:style>
    <style:style style:name="T78" style:family="text">
      <style:text-properties style:text-position="0% 100%" fo:language="ru" fo:country="RU" fo:font-weight="normal" officeooo:rsid="001d14c5" style:font-weight-asian="normal" style:font-weight-complex="normal"/>
    </style:style>
    <style:style style:name="T79" style:family="text">
      <style:text-properties style:text-position="0% 100%" fo:language="ru" fo:country="RU" fo:font-weight="normal" officeooo:rsid="001dde0a" style:font-weight-asian="normal" style:font-weight-complex="normal"/>
    </style:style>
    <style:style style:name="T80" style:family="text">
      <style:text-properties style:text-position="0% 100%" fo:language="ru" fo:country="RU" fo:font-weight="normal" officeooo:rsid="0022eb39" style:font-weight-asian="normal" style:font-weight-complex="normal"/>
    </style:style>
    <style:style style:name="T81" style:family="text">
      <style:text-properties style:text-position="0% 100%" officeooo:rsid="001dde0a"/>
    </style:style>
    <style:style style:name="T82" style:family="text">
      <style:text-properties style:text-position="0% 100%" fo:font-weight="bold" officeooo:rsid="001f2e7a" style:font-weight-asian="bold" style:font-weight-complex="bold"/>
    </style:style>
    <style:style style:name="T83" style:family="text">
      <style:text-properties officeooo:rsid="0018d08a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officeooo:rsid="001a574b"/>
    </style:style>
    <style:style style:name="T86" style:family="text">
      <style:text-properties officeooo:rsid="001b284d"/>
    </style:style>
    <style:style style:name="T87" style:family="text">
      <style:text-properties officeooo:rsid="001ef9b3"/>
    </style:style>
    <style:style style:name="T88" style:family="text">
      <style:text-properties officeooo:rsid="001f33b8"/>
    </style:style>
    <style:style style:name="T89" style:family="text">
      <style:text-properties officeooo:rsid="001f8453"/>
    </style:style>
    <style:style style:name="T90" style:family="text">
      <style:text-properties officeooo:rsid="0021742c"/>
    </style:style>
    <style:style style:name="T91" style:family="text">
      <style:text-properties officeooo:rsid="002a7aa3"/>
    </style:style>
    <style:style style:name="T92" style:family="text">
      <style:text-properties officeooo:rsid="002d1c2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7.Команды чтения</text:p>
      <text:p text:style-name="P6">7.1 Чтение массива</text:p>
      <text:p text:style-name="P2"><text:tab/>Команда чтения массива может использоваться для последовательного чтения продолжительного потока данных из устройства путём простой подачи тактирующего сигнала <text:span text:style-name="T33">сразу после того, как начальный адрес считывания был определён. Устройство снабжено встроенным адресным счётчиком, который автоматически увеличивается на 1 при каждом цикле тактового сигнала.</text:span></text:p>
      <text:p text:style-name="P3"><text:tab/><text:span text:style-name="T34">Три команды (1</text:span><text:span text:style-name="T19">Bh, 0Bh </text:span><text:span text:style-name="T34">и </text:span><text:span text:style-name="T19">0</text:span><text:span text:style-name="T34">3</text:span><text:span text:style-name="T25">h</text:span><text:span text:style-name="T34"> могут быть использованы для выполнения команды чтения массива. Использование каждой команды зависит от максимальной частоты тактирования, которая будет использована для чтения данных из устройства. Команда </text:span><text:span text:style-name="T20">0B </text:span><text:span text:style-name="T35">может быть использована при любой частоте тактирования, вплоть до максимальной, обозначенной как </text:span><text:span text:style-name="T22">f</text:span><text:span text:style-name="T37">CLK</text:span><text:span text:style-name="T20">, </text:span><text:span text:style-name="T35">команда 03</text:span><text:span text:style-name="T20">h </text:span><text:span text:style-name="T35">может быть использована для низкой частоты тактирования операций чтения <text:s/>до максимальной, обозначенной как </text:span><text:span text:style-name="T22">f</text:span><text:span text:style-name="T37">RDLF</text:span><text:span text:style-name="T20">. </text:span><text:span text:style-name="T35">Команда <text:s/>1</text:span><text:span text:style-name="T19">Bh </text:span><text:span text:style-name="T34">позволяет реализовать самый высокий уровень представления <text:s/>и может быть использована при любой частоте тактирования, вплоть до максимальной, обозначенной как </text:span><text:span text:style-name="T23">f</text:span><text:span text:style-name="T38">MAX</text:span><text:span text:style-name="T46">; <text:s/></text:span><text:span text:style-name="T58">однако, использование команды </text:span><text:span text:style-name="T46">1Bh </text:span><text:span text:style-name="T58">на частоте тактирования около </text:span><text:span text:style-name="T44">f</text:span><text:span text:style-name="T38">CLK</text:span><text:span text:style-name="T46"> </text:span><text:span text:style-name="T58">зарезервировано для систем, реализующих протокол </text:span><text:span text:style-name="T46">RapidS.</text:span></text:p>
      <text:p text:style-name="P4"><text:span text:style-name="T46"><text:tab/></text:span><text:span text:style-name="T58">Для представления операции чтения массива, </text:span><text:span text:style-name="T59">сигнал вывода </text:span><text:span text:style-name="T46">CS </text:span><text:span text:style-name="T59">должен быть разрешающим и соответствующий код операции (</text:span><text:span text:style-name="T58">1</text:span><text:span text:style-name="T46">Bh, 0Bh </text:span><text:span text:style-name="T58">и</text:span><text:span text:style-name="T59">ли</text:span><text:span text:style-name="T58"> </text:span><text:span text:style-name="T46">0</text:span><text:span text:style-name="T58">3</text:span><text:span text:style-name="T47">h</text:span><text:span text:style-name="T59">) <text:s/>должен быть выдан в устройство. После того, как код операции был выдан в устройство, должны быть выданы три байта адреса, которые определяют адрес расположения первого байта <text:s/>массива данных, который </text:span><text:span text:style-name="T60">должен быть </text:span><text:span text:style-name="T59"><text:s/>считан. </text:span><text:span text:style-name="T60">Следуя за тремя адресными байтами, дополнительные пустые байты могут быть необходимы для тактирования в зависимости от того, какой код операции чтения массива был выбран. </text:span><text:span text:style-name="T61">Если выбран код операции </text:span><text:span text:style-name="T58"><text:s/></text:span><text:span text:style-name="T61">1</text:span><text:span text:style-name="T46">Bh, </text:span><text:span text:style-name="T61">необходимо выдать два пустых байта в устройство после трёх адресных байт. Если выбран код операции </text:span><text:span text:style-name="T58"><text:s/></text:span><text:span text:style-name="T61">0</text:span><text:span text:style-name="T46">Bh, </text:span><text:span text:style-name="T61">необходимо выдать один пустой байт в устройство после трёх адресных байт. </text:span></text:p>
      <text:p text:style-name="P5"><text:span text:style-name="T61"><text:tab/></text:span><text:span text:style-name="T62">После передачи трёх адресных байт (и дополнительных пустых байт в случае операций 1</text:span><text:span text:style-name="T48">Bh </text:span><text:span text:style-name="T62">или </text:span><text:span text:style-name="T48">0Bh</text:span><text:span text:style-name="T62">) <text:s/>результатом дополнительных тактовых циклов будут данные, появляющиеся на выводе </text:span><text:span text:style-name="T48">SO. </text:span><text:span text:style-name="T62">Данные всегда передаются в формате «</text:span><text:span text:style-name="T48">MSB </text:span><text:span text:style-name="T62">байт идёт первым». </text:span><text:span text:style-name="T63">После того, как последний байт (1</text:span><text:span text:style-name="T49">FFFFFh</text:span><text:span text:style-name="T63">) памяти будет считан, устройство продолжит операцию чтения с начала массива </text:span><text:span text:style-name="T49">(</text:span><text:span text:style-name="T63">000000</text:span><text:span text:style-name="T49">h)</text:span><text:span text:style-name="T63">, </text:span><text:span text:style-name="T62"><text:s/></text:span><text:span text:style-name="T64">Не будет никаких задержек при обороте от конечного адреса до начального адреса массива. Запрещающий сигнал на выводе </text:span><text:span text:style-name="T50">CS </text:span><text:span text:style-name="T64">прерывает операцию чтения и переводит вывод </text:span><text:span text:style-name="T50">SO </text:span><text:span text:style-name="T64">в высокоимпедансное состояние. <text:s/>Запрещающий сигнал на выводе </text:span><text:span text:style-name="T50">CS </text:span><text:span text:style-name="T65">может появиться в любое время и не требуется, чтобы полный байт данных был считан.</text:span></text:p>
      <text:p text:style-name="P7"/>
      <text:p text:style-name="P1"/>
      <text:p text:style-name="P8">8.<text:span text:style-name="T1">Команды программирования и очистки</text:span></text:p>
      <text:p text:style-name="P25">8.1.Программирование байта (страницы)</text:p>
      <text:p text:style-name="P9"><text:span text:style-name="T1"><text:tab/>Команда программирования байта (страницы) позволяет когда угодно запрограммировать от одного байта до страницы (256 байт) данных в предварительно очищенную область памяти. Очищенная область памяти — это такое место, все биты каждого байта которого установлены в состояние логической «1» (байтовое значение </text:span><text:span text:style-name="T15">0xff). </text:span><text:span text:style-name="T1">Прежде чем запустить команду записи байта (страницы)</text:span><text:span text:style-name="T15"> , </text:span><text:span text:style-name="T1">должна быть запущена команда «</text:span><text:span text:style-name="T15">Write enable</text:span><text:span text:style-name="T1">», которая </text:span><text:span text:style-name="T2">устанавливает бит "</text:span><text:span text:style-name="T16">Write Enable Latch” (WEL) </text:span><text:span text:style-name="T2">регистра статуса в состояние логической «1».</text:span><text:span text:style-name="T1"> </text:span></text:p>
      <text:p text:style-name="P9"><text:span text:style-name="T1"><text:tab/></text:span><text:span text:style-name="T3">Для представления команды записи байта (страницы) код операции </text:span><text:span text:style-name="T17">x02 </text:span><text:span text:style-name="T3">должен быть передан в сопровождении трёх адресных байт, определяющих положение первого байта области памяти, в которую они должны быть записаны. После того, как будут переданы адресные байты, данные могут быть переданы в устройство и будут сохранены во внутреннем буфере.</text:span></text:p>
      <text:p text:style-name="P9"><text:soft-page-break/><text:span text:style-name="T3"><text:tab/></text:span><text:span text:style-name="T4">Если начальный адрес, определяемый значениями А23-А0 не попадает точно на границу 256-байтовой страницы, <text:s/>специальные механизмы защищают такую область памяти от программирования. </text:span><text:span text:style-name="T5">В этой ситуации любые данные, которые посланы в устройство после завершения страницы перенаправляются по кругу в начало этой же страницы. Например, если стартовый адрес, определяемый </text:span><text:span text:style-name="T18">A23-A0 </text:span><text:span text:style-name="T5">равен 0000</text:span><text:span text:style-name="T18">FEh, </text:span><text:span text:style-name="T5">и три байта данных передаются на устройство, то первые два байта записываются по адресу 0000</text:span><text:span text:style-name="T18">FE </text:span><text:span text:style-name="T5">и </text:span><text:span text:style-name="T18">0000FF, </text:span><text:span text:style-name="T5">а последний байт данных записывается по адресу 000000. Оставшиеся байты на странице (адреса с 000001 по 0000</text:span><text:span text:style-name="T18">FDh</text:span><text:span text:style-name="T5">) не программируются и остаются в очищенном состоянии (</text:span><text:span text:style-name="T18">Ffh</text:span><text:span text:style-name="T5">). <text:s/></text:span><text:span text:style-name="T6">В дополнение к этому, если в устройство передано более 256 байт, только последние 256 байт сохраняются во внутреннем буфере. </text:span></text:p>
      <text:p text:style-name="P9"><text:span text:style-name="T6"><text:tab/></text:span><text:span text:style-name="T9">Когда разрешающий сигнал на выводе </text:span><text:span text:style-name="T28">CS </text:span><text:span text:style-name="T9">снимается, устройство берёт данные, сохранённые во внутреннем буфере и программирует их </text:span><text:span text:style-name="T10">в соответствующую область памяти, расположение которой определяется начальным адресом, заданным с помощью параметров А23-А0 и количеством байт данных, принятых устройством. Если число байт данных, принятых устройством меньше 256, оставшиеся байты на странице не программируются и остаются в стёртом состоянии (0</text:span><text:span text:style-name="T29">xff</text:span><text:span text:style-name="T10">). <text:s/>Программирование байт данных требует времени и занимает время от </text:span><text:span text:style-name="T24">t</text:span><text:span text:style-name="T39">PP </text:span><text:span text:style-name="T29"><text:s/></text:span><text:span text:style-name="T10">до </text:span><text:span text:style-name="T24">t</text:span><text:span text:style-name="T39">BP</text:span><text:span text:style-name="T24">,</text:span><text:span text:style-name="T29"> </text:span><text:span text:style-name="T10">даже если записывается 1 байт.</text:span></text:p>
      <text:p text:style-name="P10"><text:span text:style-name="T10"><text:tab/></text:span><text:span text:style-name="T11">Три адресных байта, а также все байты данных должны быть записаны в устройство до того момента, когда <text:s/></text:span><text:span text:style-name="T9">разрешающий сигнал на выводе </text:span><text:span text:style-name="T28">CS </text:span><text:span text:style-name="T9">снимется. </text:span><text:span text:style-name="T11">Кроме того, <text:s text:c="2"/></text:span><text:span text:style-name="T9">разрешающий сигнал на выводе </text:span><text:span text:style-name="T28">CS </text:span><text:span text:style-name="T11">должен </text:span><text:span text:style-name="T9">сним</text:span><text:span text:style-name="T11">а</text:span><text:span text:style-name="T9">т</text:span><text:span text:style-name="T11">ь</text:span><text:span text:style-name="T9">ся </text:span><text:span text:style-name="T11">строго на границе байт данных (бит данных, умноженных на 8), поступающих в устройство, иначе устройство прервёт операцию и никакие данные не будут запрограммированы в область памяти. <text:s/>В дополнение к этому, если адрес, определяемый значениями А23-А0 указывает на область памяти, расположенную в секторе, находящемся в защищённом состоянии или в состоянии строгой изоляции, тогда команда записи байта (страницы) выполняться не будет и устройство возвратится в холостое состояние </text:span><text:span text:style-name="T12">до тех пор, пока </text:span><text:span text:style-name="T11">. </text:span><text:span text:style-name="T9">разрешающий сигнал на выводе </text:span><text:span text:style-name="T28">CS </text:span><text:span text:style-name="T12">не <text:s/></text:span><text:span text:style-name="T9">снимется. </text:span><text:span text:style-name="T30">WEL-</text:span><text:span text:style-name="T12">бит в регистре статуса сбросится в состояние логического «0», если цикл программирования прервётся из-за передачи неполного адреса, неполных данных, <text:s text:c="2"/></text:span><text:span text:style-name="T9">разрешающий сигнал на выводе </text:span><text:span text:style-name="T28">CS </text:span><text:span text:style-name="T9">снимется </text:span><text:span text:style-name="T12">на нечёткой границе байтов, передаваемых в устройство, или потому, что область памяти для программирования расположена в защищённом месте или находящемся в строгой изоляции.</text:span></text:p>
      <text:p text:style-name="P11"><text:span text:style-name="T12"><text:tab/></text:span><text:span text:style-name="T13">Пока устройство находится в состоянии программирования, регистр статуса может быть прочитан и будет показывать, что устройство занято. Для увеличения пропускной способности рекомендовано опрашивать регистр статуса в период ожидания <text:s text:c="2"/></text:span><text:span text:style-name="T24">t</text:span><text:span text:style-name="T39">PP </text:span><text:span text:style-name="T29"><text:s/></text:span><text:span text:style-name="T31">и</text:span><text:span text:style-name="T13">ли</text:span><text:span text:style-name="T10"> </text:span><text:span text:style-name="T24">t</text:span><text:span text:style-name="T39">BP </text:span><text:span text:style-name="T41"><text:s/></text:span><text:span text:style-name="T78">для определения завершения программирования байт данных. В некоторых случаях, до завершения цикла программирования </text:span><text:span text:style-name="T51">WEL-</text:span><text:span text:style-name="T78">бит в регистре статуса может вернуться в состояние логического «0».</text:span></text:p>
      <text:p text:style-name="P11"><text:span text:style-name="T78"><text:tab/></text:span><text:span text:style-name="T79">Устройство также снабжено грамотным алгоритмом программирования, который может определить, что байт в памяти запрограммировался неправильно. Если ошибки программирования возникают, это отображается в </text:span><text:span text:style-name="T52">EPE </text:span><text:span text:style-name="T79">бите регистра статуса. </text:span></text:p>
      <text:p text:style-name="P13"/>
      <text:p text:style-name="P26">8.3. Очистка блоков</text:p>
      <text:p text:style-name="P14"><text:tab/>Блоки размером 4, 32 или 64 кБ могут быть очищены (все биты переводятся в состояние логическо<text:span text:style-name="T91">й</text:span> «<text:span text:style-name="T91">1</text:span>») с помощью одной операции, с использованием трёх разных кодов операции для команды очистки блока. <text:span text:style-name="T87">Код операции </text:span><text:span text:style-name="T32">0x20 </text:span><text:span text:style-name="T87">очищает блок размером 4 кБ, код операции </text:span><text:span text:style-name="T32">0x52 </text:span><text:span text:style-name="T87">очищает блок размером 32 кБ и код операции </text:span><text:span text:style-name="T32">0xd8 </text:span><text:span text:style-name="T87">очищает блок размером 64 кБ. До того, как команда очистки блока будет запущена, команда разрешения записи должна быть предварительно выполнена для установки </text:span><text:span text:style-name="T32">WEL-</text:span><text:span text:style-name="T87">бита в состояние логической «1».</text:span></text:p>
      <text:p text:style-name="P16"><text:soft-page-break/><text:tab/>Для представления очистки блока <text:s/><text:span text:style-name="T83">разрешающий сигнал на выводе </text:span><text:span text:style-name="T28">CS </text:span><text:span text:style-name="T15">д</text:span>олжен быть установлен, байт кода операции (<text:span text:style-name="T32">0x20, 0x52, 0xd8</text:span>) должен быть передан в устройство, затем должны быть переданы три байта адреса. Любые дополнительные данные, переданные в устройство, будут проигнорированы. <text:s text:c="2"/>Когда <text:span text:style-name="T83">разрешающий сигнал на выводе </text:span><text:span text:style-name="T28">CS </text:span>снимается, устройство стирает выбранный блок. Стирание блока занимает время<text:span text:style-name="T84"> </text:span><text:span text:style-name="T21">t</text:span><text:span text:style-name="T36">BLKE</text:span><text:span text:style-name="T15">.</text:span></text:p>
      <text:p text:style-name="P17"><text:span text:style-name="T15"><text:tab/></text:span><text:span text:style-name="T88">Так как команда очистки блока очищает область памяти, нижние по порядку адресные биты не будут декодированы устройством. Для этого, при очистке блока 4 кБ адресные биты А11-А0 игнорируются устройством и их значение может быть любым — логический «0» или логическая «1». При очистке блока 32 кБ адресные биты А14-А0 будут проигнорированы, а при очистке блока 64 кБ адресные биты А15-А0 игнорируются устройством. Вопреки тому, что нижние по порядку биты не будут декодироваться устройством, <text:s/>три байта адреса должны быть полностью переданы в устройство до снятия разрешающего сигнала на выводе </text:span><text:span text:style-name="T28">CS</text:span><text:span text:style-name="T88">, <text:s/>и <text:s/>разрешающий сигнал на выводе </text:span><text:span text:style-name="T28">CS </text:span><text:span text:style-name="T89">должен сниматься чётко на границе байт, иначе устройство прервёт операцию и операция стирания не будет представлена.</text:span></text:p>
      <text:p text:style-name="P18"><text:span text:style-name="T85"><text:tab/>Если адрес, определяемый значениями А23-А0 указывает на область памяти, расположенную в секторе, находящемся в защищённом состоянии или в состоянии строгой изоляции, тогда команда стирания блока <text:s/>выполняться не будет и устройство перейдёт в холостое состояние до тех пор, пока <text:s/>разрешающий сигнал на выводе </text:span><text:span text:style-name="T28">CS </text:span><text:span text:style-name="T90">не будет снят.</text:span></text:p>
      <text:p text:style-name="P15"><text:span text:style-name="T30"><text:tab/>WEL-</text:span><text:span text:style-name="T86">бит в регистре статуса сбросится в состояние логического «0», если цикл стирания прервётся из-за передачи неполного адреса, разрешающий сигнал на выводе </text:span><text:span text:style-name="T28">CS </text:span><text:span text:style-name="T83">снимется на нечёткой границе байтов, передаваемых в устройство, или потому, что область памяти для стирания расположена в защищённом месте или находящемся в строгой изоляции.</text:span><text:tab/></text:p>
      <text:p text:style-name="P12"><text:span text:style-name="T13"><text:tab/>Пока устройство находится в состоянии </text:span><text:span text:style-name="T14">стир</text:span><text:span text:style-name="T13">ания, регистр статуса может быть прочитан и будет показывать, что устройство занято. Для увеличения пропускной способности рекомендовано опрашивать регистр статуса в период ожидания <text:s text:c="2"/></text:span><text:span text:style-name="T24">t</text:span><text:span text:style-name="T39">PP </text:span><text:span text:style-name="T29"><text:s/></text:span><text:span text:style-name="T31">и</text:span><text:span text:style-name="T13">ли</text:span><text:span text:style-name="T10"> </text:span><text:span text:style-name="T24">t</text:span><text:span text:style-name="T39">BP </text:span><text:span text:style-name="T41"><text:s/></text:span><text:span text:style-name="T78">для определения завершения </text:span><text:span text:style-name="T80">стирания</text:span><text:span text:style-name="T78">. В некоторых случаях, до завершения цикла </text:span><text:span text:style-name="T80">стир</text:span><text:span text:style-name="T78">ания </text:span><text:span text:style-name="T51">WEL-</text:span><text:span text:style-name="T78">бит в регистре статуса может вернуться в состояние логического «0».</text:span></text:p>
      <text:p text:style-name="P19"><text:span text:style-name="T66"><text:tab/></text:span><text:span text:style-name="T67">Устройство также снабжено грамотным алгоритмом </text:span><text:span text:style-name="T68">стир</text:span><text:span text:style-name="T67">ания, который может определить, что байт в памяти </text:span><text:span text:style-name="T68">стёрся</text:span><text:span text:style-name="T67"> неправильно. Если ошибки </text:span><text:span text:style-name="T68">стир</text:span><text:span text:style-name="T67">ания возникают, это отображается в </text:span><text:span text:style-name="T52">EPE </text:span><text:span text:style-name="T67">бите регистра статуса. </text:span></text:p>
      <text:p text:style-name="P23"><text:span text:style-name="T81">8.</text:span><text:span text:style-name="T43">4.Стирание кристалла</text:span></text:p>
      <text:p text:style-name="P21"><text:span text:style-name="T57"><text:tab/>Весь массив памяти может быт очищен с помощью одной операции благодаря использованию команды очистки кристалла. </text:span><text:span text:style-name="T69">Перед тем, как команда очистки кристалла будет запущена, в устройство должна быть отправлена команда разрешения записи, которая устанавливает </text:span><text:span text:style-name="T53">WEL-</text:span><text:span text:style-name="T69">бит в состояние логической «1».</text:span></text:p>
      <text:p text:style-name="P22"><text:span text:style-name="T69"><text:tab/>Два кода операции </text:span><text:span text:style-name="T53">0x60 </text:span><text:span text:style-name="T69">и </text:span><text:span text:style-name="T53">0xC7 могут</text:span><text:span text:style-name="T69"> быть использованы для выполнения команды стирания кристалла. Для функциональности устройства нет никакой разницы, когда используются эти два кода операции, поэтому они взаимозаменяемы. Для представления команды очистки кристалла <text:s/>один из двух кодов операции <text:s/></text:span><text:span text:style-name="T53">0x60 </text:span><text:span text:style-name="T69">или </text:span><text:span text:style-name="T53">0xC7 </text:span><text:span text:style-name="T69">должны быть отправлены в устройство. Так как очищается вся внутренняя память, нет необходимости в передаче адресных байт в устройство, поэтому любые данные после кода операции игнорируются. </text:span><text:span text:style-name="T70">Когда </text:span><text:span text:style-name="T71">разрешающий сигнал на выводе </text:span><text:span text:style-name="T54">CS </text:span><text:span text:style-name="T70">снимается, устройство стирает </text:span><text:span text:style-name="T72">всю внутреннюю память</text:span><text:span text:style-name="T70">. <text:s/>Стирание </text:span><text:span text:style-name="T73">кристалла</text:span><text:span text:style-name="T70"> занимает время</text:span><text:span text:style-name="T82"> </text:span><text:span text:style-name="T45">t</text:span><text:span text:style-name="T40">CHPE</text:span><text:span text:style-name="T55">. </text:span></text:p>
      <text:p text:style-name="P20"><text:span text:style-name="T67"><text:tab/></text:span><text:span text:style-name="T73">Код операции должен быть полностью передан в устройство до того <text:s text:c="2"/>как</text:span><text:span text:style-name="T70"> </text:span><text:span text:style-name="T71">разрешающий сигнал на выводе </text:span><text:span text:style-name="T54">CS </text:span><text:span text:style-name="T70">снимется, </text:span><text:span text:style-name="T74"><text:s text:c="2"/>и <text:s/>разрешающий сигнал на выводе </text:span><text:span text:style-name="T54">CS </text:span><text:span text:style-name="T75">должен сниматься чётко </text:span><text:soft-page-break/><text:span text:style-name="T75">на границе байт, иначе устройство прервёт операцию и операция стирания не будет представлена. </text:span><text:span text:style-name="T73">В дополнение к этому, <text:s/></text:span><text:span text:style-name="T56">WEL-</text:span><text:span text:style-name="T77">бит в регистре статуса сбросится в состояние логического «0», если цикл стирания прервётся из-за передачи неполного </text:span><text:span text:style-name="T73">кода операции</text:span><text:span text:style-name="T77">, разрешающий сигнал на выводе </text:span><text:span text:style-name="T54">CS </text:span><text:span text:style-name="T71">снимется на нечёткой границе байтов, передаваемых в устройство, или потому, что область памяти для стирания расположена в защищённом месте или находящемся в строгой изоляции.</text:span><text:span text:style-name="T76"><text:tab/></text:span></text:p>
      <text:p text:style-name="P20"><text:span text:style-name="T76"><text:tab/></text:span><text:span text:style-name="T73">Пока устройство выполняет полный цикл стирания, регистр статуса может быть прочитан для индикации состояния того, что устройство не готово. </text:span><text:span text:style-name="T66">Для увеличения пропускной способности рекомендовано опрашивать регистр статуса в период ожидания <text:s text:c="2"/></text:span><text:span text:style-name="T45">t</text:span><text:span text:style-name="T40">CHPE</text:span><text:span text:style-name="T39"> </text:span><text:span text:style-name="T42"><text:s/></text:span><text:span text:style-name="T66">для определения завершения </text:span><text:span text:style-name="T68">стирания</text:span><text:span text:style-name="T66">. В некоторых случаях, до завершения цикла </text:span><text:span text:style-name="T68">стир</text:span><text:span text:style-name="T66">ания </text:span><text:span text:style-name="T51">WEL-</text:span><text:span text:style-name="T66">бит в регистре статуса может вернуться в состояние логического «0».</text:span></text:p>
      <text:p text:style-name="P20"><text:span text:style-name="T67"><text:tab/>Устройство также снабжено грамотным алгоритмом </text:span><text:span text:style-name="T68">стир</text:span><text:span text:style-name="T67">ания, который может определить, </text:span><text:span text:style-name="T73">момент возникновения ошибок</text:span><text:span text:style-name="T67">. Если ошибки </text:span><text:span text:style-name="T68">стир</text:span><text:span text:style-name="T67">ания возникают, это отображается в </text:span><text:span text:style-name="T52">EPE </text:span><text:span text:style-name="T67">бите регистра статуса. </text:span></text:p>
      <text:p text:style-name="P30"/>
      <text:p text:style-name="P29"><text:span text:style-name="T6">9.</text:span><text:span text:style-name="T1">Команды защиты и Характеристики</text:span></text:p>
      <text:p text:style-name="P24">9.1.Разрешение записи</text:p>
      <text:p text:style-name="P27"><text:span text:style-name="T1"><text:tab/>Команда разрешения записи используется для установки </text:span><text:span text:style-name="T15">Write Enable Latch (WEL) </text:span><text:span text:style-name="T1">бита (бита разрешения записи) в регистре статуса в состояние логической 1. </text:span><text:span text:style-name="T15">WEL-</text:span><text:span text:style-name="T1">бит должен быть установлен перед операциями записи байта (страницы), очисткой, установкой защиты сектора, снятием защиты сектора, установкой режима изоляции сектора, снятием режима изоляции сектора, программированием регистра </text:span><text:span text:style-name="T15">OTP Security, </text:span><text:span text:style-name="T1">а также для того, чтобы команда записи в регистр статуса была выполнена. Это превращает выдачу данных команд в двухзвенный процесс, </text:span><text:span text:style-name="T7">благодаря которому снижаются шансы случайного или ошибочного выполнения. Если </text:span><text:span text:style-name="T26">WEL-</text:span><text:span text:style-name="T7">бит в статусном регистре не был установлен перед выдачей этих команд, тогда эти команды не будут выполнены.</text:span></text:p>
      <text:p text:style-name="P28"><text:span text:style-name="T8"><text:tab/>Для выдачи команды разрешения записи, вывод </text:span><text:span text:style-name="T27">CS </text:span><text:span text:style-name="T8">должен быть предварительно переведён в разрешённое состояние и код операции 0</text:span><text:span text:style-name="T27">x06 </text:span><text:span text:style-name="T8">должен быть передан в устройство. Нет <text:s/>необходимости передавать адресные байты в устройство, любые данные переданные после кода операции будут проигнорированы. Когда вывод </text:span><text:span text:style-name="T27">CS </text:span><text:span text:style-name="T8">выходит из разрешённого состояния, </text:span><text:span text:style-name="T27">WEL-</text:span><text:span text:style-name="T8">бит в статусном регистре устанавливается в состояние логической «1». Код операции должен быть полностью передан в устройство до момента снятия разрешённого состояния на выводе </text:span><text:span text:style-name="T27">CS, </text:span><text:span text:style-name="T8">иначе операция будет прервана, и состояние </text:span><text:span text:style-name="T27">WEL-</text:span><text:span text:style-name="T8">бита не изменится.</text:span></text:p>
      <text:p text:style-name="P28"><text:span text:style-name="T8"><text:s/></text:span><text:span text:style-name="T7"><text:s/></text:span><text:span text:style-name="T1"><text:s/></text:span></text:p>
      <text:p text:style-name="P31"><text:span text:style-name="T92">9.3.Защита сектора</text:span></text:p>
      <text:p text:style-name="P31"><text:span text:style-name="T92">Каждый физический сектор 64К имеет соответствующий бит в Регистре Защиты Секторов, который используется для управления программной защиты сектора. До тех пор, пока устройство не включится, каждый бит</text:span> <text:span text:style-name="T92">Регистра Защиты Сектора <text:s/>по умолчанию находится в состоянии логической «1», показывая таким образом, что все секторы защищены и не могут быть запрограммированы или очищены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 LibreOffice_project/9b0d9b32d5dcda91d2f1a96dc04c645c450872bf</meta:generator>
    <dc:date>2019-05-31T14:16:36.602000000</dc:date>
    <meta:editing-duration>PT11H1M6S</meta:editing-duration>
    <meta:editing-cycles>33</meta:editing-cycles>
    <meta:document-statistic meta:table-count="0" meta:image-count="0" meta:object-count="0" meta:page-count="4" meta:paragraph-count="36" meta:word-count="1831" meta:character-count="13485" meta:non-whitespace-character-count="11597"/>
  </office:meta>
</office:document-meta>
</file>